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37.34mm" svg:height="127.77mm" svg:x="208.67mm" svg:y="18.85mm">
            <draw:object draw:notify-on-update-of-ranges="Лист1.A1:Лист1.A1 Лист1.A2:Лист1.A127 Лист1.B1:Лист1.B1 Лист1.B2:Лист1.B1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sitio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20" calcext:value-type="float">
            <text:p>3020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3" calcext:value-type="float">
            <text:p>723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999801" calcext:value-type="float">
            <text:p>999801</text:p>
          </table:table-cell>
          <table:table-cell table:style-name="ce1" table:formula="of:=[.E3]/[.E3]" office:value-type="percentage" office:value="1" calcext:value-type="percentage">
            <text:p>10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687" calcext:value-type="float">
            <text:p>24687</text:p>
          </table:table-cell>
          <table:table-cell/>
          <table:table-cell office:value-type="string" calcext:value-type="string">
            <text:p>No primer</text:p>
          </table:table-cell>
          <table:table-cell office:value-type="float" office:value="0" calcext:value-type="float">
            <text:p>0</text:p>
          </table:table-cell>
          <table:table-cell table:style-name="ce1" table:formula="of:=[.E4]/[.E3]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5" calcext:value-type="float">
            <text:p>875</text:p>
          </table:table-cell>
          <table:table-cell/>
          <table:table-cell office:value-type="string" calcext:value-type="string">
            <text:p>No both primers</text:p>
          </table:table-cell>
          <table:table-cell office:value-type="float" office:value="85999" calcext:value-type="float">
            <text:p>85999</text:p>
          </table:table-cell>
          <table:table-cell table:style-name="ce1" table:formula="of:=[.E5]/[.E3]" office:value-type="percentage" office:value="0.0860161172073243" calcext:value-type="percentage">
            <text:p>8,6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57" calcext:value-type="float">
            <text:p>15057</text:p>
          </table:table-cell>
          <table:table-cell/>
          <table:table-cell office:value-type="string" calcext:value-type="string">
            <text:p>Different primers</text:p>
          </table:table-cell>
          <table:table-cell office:value-type="float" office:value="8746" calcext:value-type="float">
            <text:p>8746</text:p>
          </table:table-cell>
          <table:table-cell table:style-name="ce1" table:formula="of:=[.E6]/[.E3]" office:value-type="percentage" office:value="0.00874774080041928" calcext:value-type="percentage">
            <text:p>0,87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599" calcext:value-type="float">
            <text:p>64599</text:p>
          </table:table-cell>
          <table:table-cell/>
          <table:table-cell office:value-type="string" calcext:value-type="string">
            <text:p>Primer position mismatch</text:p>
          </table:table-cell>
          <table:table-cell office:value-type="float" office:value="612000" calcext:value-type="float">
            <text:p>612000</text:p>
          </table:table-cell>
          <table:table-cell table:style-name="ce1" table:formula="of:=[.E7]/[.E3]" office:value-type="percentage" office:value="0.612121812240636" calcext:value-type="percentage">
            <text:p>61,21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075" calcext:value-type="float">
            <text:p>57075</text:p>
          </table:table-cell>
          <table:table-cell/>
          <table:table-cell office:value-type="string" calcext:value-type="string">
            <text:p>No barcode</text:p>
          </table:table-cell>
          <table:table-cell office:value-type="float" office:value="65636" calcext:value-type="float">
            <text:p>65636</text:p>
          </table:table-cell>
          <table:table-cell table:style-name="ce1" table:formula="of:=[.E8]/[.E3]" office:value-type="percentage" office:value="0.0656490641637686" calcext:value-type="percentage">
            <text:p>6,56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70" calcext:value-type="float">
            <text:p>15070</text:p>
          </table:table-cell>
          <table:table-cell/>
          <table:table-cell office:value-type="string" calcext:value-type="string">
            <text:p>No both barcodes</text:p>
          </table:table-cell>
          <table:table-cell office:value-type="float" office:value="693" calcext:value-type="float">
            <text:p>693</text:p>
          </table:table-cell>
          <table:table-cell table:style-name="ce1" table:formula="of:=[.E9]/[.E3]" office:value-type="percentage" office:value="0.000693137934448955" calcext:value-type="percentage">
            <text:p>0,07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587" calcext:value-type="float">
            <text:p>70587</text:p>
          </table:table-cell>
          <table:table-cell/>
          <table:table-cell office:value-type="string" calcext:value-type="string">
            <text:p>Same orientation</text:p>
          </table:table-cell>
          <table:table-cell office:value-type="float" office:value="307" calcext:value-type="float">
            <text:p>307</text:p>
          </table:table-cell>
          <table:table-cell table:style-name="ce1" table:formula="of:=[.E10]/[.E3]" office:value-type="percentage" office:value="0.000307061105159927" calcext:value-type="percentage">
            <text:p>0,03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49" calcext:value-type="float">
            <text:p>2449</text:p>
          </table:table-cell>
          <table:table-cell/>
          <table:table-cell office:value-type="string" calcext:value-type="string">
            <text:p>Orientation out</text:p>
          </table:table-cell>
          <table:table-cell office:value-type="float" office:value="1" calcext:value-type="float">
            <text:p>1</text:p>
          </table:table-cell>
          <table:table-cell table:style-name="ce1" table:formula="of:=[.E11]/[.E3]" office:value-type="percentage" office:value="0.00000100019903960888" calcext:value-type="percentage">
            <text:p>0,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831" calcext:value-type="float">
            <text:p>10283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790" calcext:value-type="float">
            <text:p>1879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577" calcext:value-type="float">
            <text:p>2757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171" calcext:value-type="float">
            <text:p>2417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7267" calcext:value-type="float">
            <text:p>7726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077" calcext:value-type="float">
            <text:p>4507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274" calcext:value-type="float">
            <text:p>1427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1515" calcext:value-type="float">
            <text:p>2151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4536" calcext:value-type="float">
            <text:p>54536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3:43:48.091667481</meta:creation-date>
    <dc:date>2019-12-23T14:54:43.433368711</dc:date>
    <meta:editing-duration>PT1H45S</meta:editing-duration>
    <meta:editing-cycles>2</meta:editing-cycles>
    <meta:generator>LibreOffice/6.2.8.2$Linux_X86_64 LibreOffice_project/2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35cm" svg:height="12.778cm" xlink:href=".." xlink:type="simple" chart:class="chart:line" chart:style-name="ch1">
        <chart:title svg:x="9.257cm" svg:y="0.391cm" chart:style-name="ch2">
          <text:p>Primer position mismatch</text:p>
        </chart:title>
        <chart:plot-area chart:style-name="ch3" table:cell-range-address="Лист1.A1:Лист1.B127" chart:data-source-has-labels="both" svg:x="0.474cm" svg:y="1.425cm" svg:width="22.787cm" svg:height="11.098cm">
          <chartooo:coordinate-region svg:x="1.836cm" svg:y="1.546cm" svg:width="21.425cm" svg:height="9.975cm"/>
          <chart:axis chart:dimension="x" chart:name="primary-x" chart:style-name="ch4" chartooo:axis-type="auto">
            <chartooo:date-scale/>
            <chart:categories table:cell-range-address="Лист1.A2:Лист1.A1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27" chart:label-cell-address="Лист1.B1:Лист1.B1" chart:class="chart:line">
            <chart:data-point chart:repeated="1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A2:Лист1.A127</svg:desc>
                </draw:g>
              </table:table-cell>
              <table:table-cell office:value-type="float" office:value="3020">
                <text:p>3020</text:p>
                <draw:g>
                  <svg:desc>Лист1.B2:Лист1.B1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687">
                <text:p>246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057">
                <text:p>150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4599">
                <text:p>6459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7075">
                <text:p>570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070">
                <text:p>1507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0587">
                <text:p>705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2831">
                <text:p>1028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790">
                <text:p>1879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7577">
                <text:p>2757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171">
                <text:p>2417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7267">
                <text:p>772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5077">
                <text:p>4507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4274">
                <text:p>1427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1515">
                <text:p>2151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5581">
                <text:p>558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54536">
                <text:p>5453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